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lock" svg:font-family="Overlock" style:font-adornments="Regular" style:font-pitch="variable"/>
  </office:font-face-decls>
  <office:automatic-styles>
    <style:style style:name="co1" style:family="table-column">
      <style:table-column-properties fo:break-before="auto" style:column-width="2.334cm"/>
    </style:style>
    <style:style style:name="co2" style:family="table-column">
      <style:table-column-properties fo:break-before="auto" style:column-width="9.948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38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44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817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1.459cm"/>
    </style:style>
    <style:style style:name="co11" style:family="table-column">
      <style:table-column-properties fo:break-before="auto" style:column-width="10.28cm"/>
    </style:style>
    <style:style style:name="co12" style:family="table-column">
      <style:table-column-properties fo:break-before="auto" style:column-width="14.168cm"/>
    </style:style>
    <style:style style:name="co13" style:family="table-column">
      <style:table-column-properties fo:break-before="auto" style:column-width="8.742cm"/>
    </style:style>
    <style:style style:name="co14" style:family="table-column">
      <style:table-column-properties fo:break-before="auto" style:column-width="22.338cm"/>
    </style:style>
    <style:style style:name="co15" style:family="table-column">
      <style:table-column-properties fo:break-before="auto" style:column-width="7.137cm"/>
    </style:style>
    <style:style style:name="co16" style:family="table-column">
      <style:table-column-properties fo:break-before="auto" style:column-width="1.274cm"/>
    </style:style>
    <style:style style:name="co17" style:family="table-column">
      <style:table-column-properties fo:break-before="auto" style:column-width="0.50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6"/>
    <style:style style:name="ce4" style:family="table-cell" style:parent-style-name="Default">
      <style:map style:condition="cell-content()&gt;0" style:apply-style-name="Bad" style:base-cell-address="Sheet1.L5"/>
      <style:map style:condition="is-true-formula(AND([.L5]&lt;=0;ISNUMBER([.L5])))" style:apply-style-name="Good" style:base-cell-address="Sheet1.L5"/>
    </style:style>
    <style:style style:name="ce5" style:family="table-cell" style:parent-style-name="Default">
      <style:map style:condition="cell-content()&gt;0" style:apply-style-name="Bad" style:base-cell-address="Sheet1.L5"/>
      <style:map style:condition="is-true-formula(AND([.L5]&lt;=0;ISNUMBER([.L5])))" style:apply-style-name="Good" style:base-cell-address="Sheet1.L5"/>
    </style:style>
    <style:style style:name="ce8" style:family="table-cell" style:parent-style-name="Default">
      <style:text-properties style:text-outline="false" style:text-line-through-style="none" style:text-line-through-type="none" style:font-name="Lato" fo:font-size="11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8" table:default-cell-style-name="date"/>
        <table:table-column table:style-name="co4" table:default-cell-style-name="Default"/>
        <table:table-column table:style-name="co9" table:default-cell-style-name="Default"/>
        <table:table-column table:style-name="co4" table:default-cell-style-name="_20ac_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3" table:default-cell-style-name="Default"/>
        <table:table-row table:style-name="ro1">
          <table:table-cell table:style-name="header_20_lines" table:number-columns-repeated="3"/>
          <table:table-cell table:style-name="header_20_lines" office:value-type="string" calcext:value-type="string" table:number-columns-spanned="4" table:number-rows-spanned="2">
            <text:p>Für WS</text:p>
          </table:table-cell>
          <table:covered-table-cell table:number-columns-repeated="3" table:style-name="header_20_lines"/>
          <table:table-cell table:style-name="header_20_lines" office:value-type="string" calcext:value-type="string" table:number-columns-spanned="4" table:number-rows-spanned="1">
            <text:p>für prototyping</text:p>
          </table:table-cell>
          <table:covered-table-cell table:number-columns-repeated="3" table:style-name="header_20_lines"/>
          <table:table-cell table:style-name="header_20_lines" office:value-type="string" calcext:value-type="string">
            <text:p>noch</text:p>
          </table:table-cell>
          <table:table-cell table:style-name="header_20_lines" table:number-columns-repeated="16370"/>
        </table:table-row>
        <table:table-row table:style-name="ro1">
          <table:table-cell table:style-name="header_20_lines" table:number-columns-repeated="3"/>
          <table:covered-table-cell table:number-columns-repeated="4" table:style-name="header_20_lines"/>
          <table:table-cell table:style-name="header_20_lines" table:number-columns-repeated="3"/>
          <table:table-cell table:style-name="header_20_lines" office:value-type="string" calcext:value-type="string" table:number-columns-spanned="1" table:number-rows-spanned="2">
            <text:p>summe inkl. </text:p>
            <text:p>versand</text:p>
          </table:table-cell>
          <table:table-cell table:style-name="header_20_lines" office:value-type="string" calcext:value-type="string">
            <text:p>offen</text:p>
          </table:table-cell>
          <table:table-cell table:style-name="header_20_lines" table:number-columns-repeated="16370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 je TN</text:p>
          </table:table-cell>
          <table:table-cell table:style-name="header_20_lines" office:value-type="string" calcext:value-type="string">
            <text:p>preis je TN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 office:value-type="string" calcext:value-type="string">
            <text:p>date</text:p>
          </table:table-cell>
          <table:table-cell table:style-name="header_20_lines" office:value-type="string" calcext:value-type="string">
            <text:p>shop</text:p>
          </table:table-cell>
          <table:table-cell table:style-name="header_20_lines" office:value-type="string" calcext:value-type="string">
            <text:p>menge</text:p>
          </table:table-cell>
          <table:covered-table-cell table:style-name="header_20_lines"/>
          <table:table-cell table:style-name="header_20_lines" office:value-type="string" calcext:value-type="string">
            <text:p>für WS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comment 3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4"/>
          <table:table-cell table:style-name="lhl_20__20ac_" table:formula="of:=SUM([.E5:.E22])" office:value-type="currency" office:currency="EUR" office:value="47.3135" calcext:value-type="currency">
            <text:p>47,31 €</text:p>
          </table:table-cell>
          <table:table-cell table:style-name="last_20_header_20_line" office:value-type="float" office:value="12" calcext:value-type="float">
            <text:p>12</text:p>
          </table:table-cell>
          <table:table-cell table:style-name="lhl_20__20ac_" table:formula="of:=SUM([.G5:.G22])" office:value-type="currency" office:currency="EUR" office:value="568.0424" calcext:value-type="currency">
            <text:p>568,04 €</text:p>
          </table:table-cell>
          <table:table-cell table:style-name="last_20_header_20_line" table:number-columns-repeated="3"/>
          <table:table-cell table:style-name="lhl_20__20ac_" table:formula="of:=SUM([.K5:.K21])" office:value-type="currency" office:currency="EUR" office:value="290.4524" calcext:value-type="currency">
            <text:p>290,45 €</text:p>
          </table:table-cell>
          <table:table-cell table:style-name="last_20_header_20_line" table:number-columns-repeated="5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5.48" calcext:value-type="currency">
            <text:p>5,48 €</text:p>
          </table:table-cell>
          <table:table-cell table:formula="of:=[.$F$4]*[.D5]" office:value-type="float" office:value="12" calcext:value-type="float">
            <text:p>12</text:p>
          </table:table-cell>
          <table:table-cell table:formula="of:=IF([.F5]=0;0;IF([.F5]&lt;1;[.C5];[.F5]*[.C5]))" office:value-type="currency" office:currency="EUR" office:value="65.76" calcext:value-type="currency">
            <text:p>65,76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smdv.d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6.91" calcext:value-type="currency">
            <text:p>16,91 €</text:p>
          </table:table-cell>
          <table:table-cell table:style-name="ce4" table:formula="of:=[.F5]-[.J5]"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/>
          <table:table-cell office:value-type="string" calcext:value-type="string">
            <text:p>https://www.smdv.de/products/869639/RealPower-PB-Lipstick-Powerbank-2500-mAh-Li-Ion-Gruen.html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currency" office:currency="EUR" office:value="14.39" calcext:value-type="currency">
            <text:p>14,3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14.39" calcext:value-type="currency">
            <text:p>14,39 €</text:p>
          </table:table-cell>
          <table:table-cell table:formula="of:=[.$F$4]*[.D6]" office:value-type="float" office:value="12" calcext:value-type="float">
            <text:p>12</text:p>
          </table:table-cell>
          <table:table-cell table:formula="of:=IF([.F6]=0;0;IF([.F6]&lt;1;[.C6];[.F6]*[.C6]))" office:value-type="currency" office:currency="EUR" office:value="172.68" calcext:value-type="currency">
            <text:p>172,68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72.68" calcext:value-type="currency">
            <text:p>172,68 €</text:p>
          </table:table-cell>
          <table:table-cell table:style-name="ce4" table:formula="of:=[.F6]-[.J6]" office:value-type="float" office:value="0" calcext:value-type="float">
            <text:p>0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/>
          <table:table-cell table:number-columns-repeated="2" office:value-type="string" calcext:value-type="string">
            <text:p>https://www.adafruit.com/product/5426</text:p>
          </table:table-cell>
          <table:table-cell table:formula="of:=172.68/12"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5.5335" calcext:value-type="currency">
            <text:p>5,53 €</text:p>
          </table:table-cell>
          <table:table-cell table:formula="of:=[.$F$4]*[.D7]" office:value-type="float" office:value="12" calcext:value-type="float">
            <text:p>12</text:p>
          </table:table-cell>
          <table:table-cell table:formula="of:=IF([.F7]=0;0;IF([.F7]&lt;1;[.C7];[.F7]*[.C7]))" office:value-type="currency" office:currency="EUR" office:value="66.402" calcext:value-type="currency">
            <text:p>66,40 €</text:p>
          </table:table-cell>
          <table:table-cell office:value-type="date" office:date-value="2023-04-21" calcext:value-type="date">
            <text:p>21.04.23</text:p>
          </table:table-cell>
          <table:table-cell office:value-type="string" calcext:value-type="string">
            <text:p>mouser.de</text:p>
          </table:table-cell>
          <table:table-cell office:value-type="float" office:value="12" calcext:value-type="float">
            <text:p>12</text:p>
          </table:table-cell>
          <table:table-cell table:formula="of:=[.C7]*[.J7]" office:value-type="currency" office:currency="EUR" office:value="66.402" calcext:value-type="currency">
            <text:p>66,40 €</text:p>
          </table:table-cell>
          <table:table-cell table:style-name="ce4" table:formula="of:=[.F7]-[.J7]" office:value-type="float" office:value="0" calcext:value-type="float">
            <text:p>0</text:p>
          </table:table-cell>
          <table:table-cell office:value-type="string" calcext:value-type="string">
            <text:p>very common part →lots of tutorials</text:p>
          </table:table-cell>
          <table:table-cell table:number-columns-repeated="2"/>
          <table:table-cell office:value-type="string" calcext:value-type="string">
            <text:p>https://www.mouser.de/ProductDetail/485-28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.4042" calcext:value-type="currency">
            <text:p>1,40 €</text:p>
          </table:table-cell>
          <table:table-cell table:formula="of:=[.$F$4]*[.D8]" office:value-type="float" office:value="12" calcext:value-type="float">
            <text:p>12</text:p>
          </table:table-cell>
          <table:table-cell table:formula="of:=IF([.F8]=0;0;IF([.F8]&lt;1;[.C8];[.F8]*[.C8]))" office:value-type="currency" office:currency="EUR" office:value="16.8504" calcext:value-type="currency">
            <text:p>16,85 €</text:p>
          </table:table-cell>
          <table:table-cell office:value-type="date" office:date-value="2023-04-21" calcext:value-type="date">
            <text:p>21.04.23</text:p>
          </table:table-cell>
          <table:table-cell office:value-type="string" calcext:value-type="string">
            <text:p>mouser.de</text:p>
          </table:table-cell>
          <table:table-cell office:value-type="float" office:value="12" calcext:value-type="float">
            <text:p>12</text:p>
          </table:table-cell>
          <table:table-cell table:formula="of:=[.C8]*[.J8]" office:value-type="currency" office:currency="EUR" office:value="16.8504" calcext:value-type="currency">
            <text:p>16,85 €</text:p>
          </table:table-cell>
          <table:table-cell table:style-name="ce4" table:formula="of:=[.F8]-[.J8]" office:value-type="float" office:value="0" calcext:value-type="float">
            <text:p>0</text:p>
          </table:table-cell>
          <table:table-cell office:value-type="string" calcext:value-type="string">
            <text:p>sensor - controller</text:p>
          </table:table-cell>
          <table:table-cell table:number-columns-repeated="2"/>
          <table:table-cell office:value-type="string" calcext:value-type="string">
            <text:p>https://www.mouser.de/ProductDetail/485-5384</text:p>
          </table:table-cell>
          <table:table-cell table:number-columns-repeated="16366"/>
        </table:table-row>
        <table:table-row table:style-name="ro1">
          <table:table-cell office:value-type="string" calcext:value-type="string" table:number-columns-spanned="1" table:number-rows-spanned="2">
            <text:p>mounting</text:p>
          </table:table-cell>
          <table:table-cell office:value-type="string" calcext:value-type="string">
            <text:p>Schrumpfschlauch transparent - Ø25,4mm 2:1; 5m</text:p>
          </table:table-cell>
          <table:table-cell office:value-type="currency" office:currency="EUR" office:value="7.01" calcext:value-type="currency">
            <text:p>7,01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9]*[.C9]" office:value-type="currency" office:currency="EUR" office:value="0.5608" calcext:value-type="currency">
            <text:p>0,56 €</text:p>
          </table:table-cell>
          <table:table-cell table:formula="of:=[.$F$4]*[.D9]" office:value-type="float" office:value="0.96" calcext:value-type="float">
            <text:p>0,96</text:p>
          </table:table-cell>
          <table:table-cell table:formula="of:=IF([.F9]=0;0;IF([.F9]&lt;1;[.C9];[.F9]*[.C9]))" office:value-type="currency" office:currency="EUR" office:value="7.01" calcext:value-type="currency">
            <text:p>7,01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reichelt.de</text:p>
          </table:table-cell>
          <table:table-cell office:value-type="float" office:value="1" calcext:value-type="float">
            <text:p>1</text:p>
          </table:table-cell>
          <table:table-cell table:formula="of:=[.J9]*[.C9]" office:value-type="currency" office:currency="EUR" office:value="7.01" calcext:value-type="currency">
            <text:p>7,01 €</text:p>
          </table:table-cell>
          <table:table-cell table:style-name="ce4" table:formula="of:=[.F9]-[.J9]" office:value-type="float" office:value="-0.04" calcext:value-type="float">
            <text:p>-0,04</text:p>
          </table:table-cell>
          <table:table-cell office:value-type="string" calcext:value-type="string">
            <text:p>montage &amp; schutz led-streifen</text:p>
          </table:table-cell>
          <table:table-cell table:number-columns-repeated="2"/>
          <table:table-cell office:value-type="string" calcext:value-type="string">
            <text:p>https://www.reichelt.de/schrumpfschlauch-box-5m-transparent-25-4mm-sdb-25-4-tr-p53815.html?&amp;trstct=pos_7&amp;nbc=1</text:p>
          </table:table-cell>
          <table:table-cell table:number-columns-repeated="16366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0]*[.C10]" office:value-type="currency" office:currency="EUR" office:value="0.53" calcext:value-type="currency">
            <text:p>0,53 €</text:p>
          </table:table-cell>
          <table:table-cell table:formula="of:=[.$F$4]*[.D10]" office:value-type="float" office:value="3" calcext:value-type="float">
            <text:p>3</text:p>
          </table:table-cell>
          <table:table-cell table:formula="of:=IF([.F10]=0;0;IF([.F10]&lt;1;[.C10];[.F10]*[.C10]))" office:value-type="currency" office:currency="EUR" office:value="6.36" calcext:value-type="currency">
            <text:p>6,36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reichelt.de</text:p>
          </table:table-cell>
          <table:table-cell office:value-type="float" office:value="5" calcext:value-type="float">
            <text:p>5</text:p>
          </table:table-cell>
          <table:table-cell table:formula="of:=[.J10]*[.C10]" office:value-type="currency" office:currency="EUR" office:value="10.6" calcext:value-type="currency">
            <text:p>10,60 €</text:p>
          </table:table-cell>
          <table:table-cell table:style-name="ce4" table:formula="of:=[.F10]-[.J10]" office:value-type="float" office:value="-2" calcext:value-type="float">
            <text:p>-2</text:p>
          </table:table-cell>
          <table:table-cell office:value-type="string" calcext:value-type="string">
            <text:p>verbindung controller- led-streifen</text:p>
          </table:table-cell>
          <table:table-cell table:number-columns-repeated="2"/>
          <table:table-cell office:value-type="string" calcext:value-type="string">
            <text:p>https://www.reichelt.de/praez-buchsenleisten-2-54-mm-1x36-gerade-mpe-115-1-036-p119957.html?&amp;trstct=pol_22&amp;nbc=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style-name="ce4"/>
          <table:table-cell table:number-columns-repeated="16370"/>
        </table:table-row>
        <table:table-row table:style-name="ro1">
          <table:table-cell office:value-type="string" calcext:value-type="string" table:number-columns-spanned="1" table:number-rows-spanned="2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table:formula="of:=[.D12]*[.C12]" office:value-type="currency" office:currency="EUR" office:value="0" calcext:value-type="currency">
            <text:p>0,00 €</text:p>
          </table:table-cell>
          <table:table-cell table:formula="of:=[.$F$4]*[.D12]" office:value-type="float" office:value="0" calcext:value-type="float">
            <text:p>0</text:p>
          </table:table-cell>
          <table:table-cell table:formula="of:=IF([.F12]=0;0;IF([.F12]&lt;1;[.C12];[.F12]*[.C12]))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table:formula="of:=[.F12]-[.J12]"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table:number-columns-repeated="2"/>
          <table:table-cell office:value-type="string" calcext:value-type="string">
            <text:p>https://www.amazon.de/dp/B07BPX2KFD</text:p>
          </table:table-cell>
          <table:table-cell table:number-columns-repeated="16366"/>
        </table:table-row>
        <table:table-row table:style-name="ro1">
          <table:covered-table-cell/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0.25" calcext:value-type="float">
            <text:p>0,25</text:p>
          </table:table-cell>
          <table:table-cell table:formula="of:=[.D13]*[.C13]" office:value-type="currency" office:currency="EUR" office:value="6.875" calcext:value-type="currency">
            <text:p>6,88 €</text:p>
          </table:table-cell>
          <table:table-cell table:formula="of:=[.$F$4]*[.D13]" office:value-type="float" office:value="3" calcext:value-type="float">
            <text:p>3</text:p>
          </table:table-cell>
          <table:table-cell table:formula="of:=IF([.F13]=0;0;IF([.F13]&lt;1;[.C13];[.F13]*[.C13]))" office:value-type="currency" office:currency="EUR" office:value="82.5" calcext:value-type="currency">
            <text:p>82,50 €</text:p>
          </table:table-cell>
          <table:table-cell table:number-columns-repeated="4"/>
          <table:table-cell table:style-name="ce4" table:formula="of:=[.F13]-[.J13]"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table:number-columns-repeated="2"/>
          <table:table-cell office:value-type="string" calcext:value-type="string">
            <text:p>https://www.amazon.de/dp/B0BYSHDDWT?th=1</text:p>
          </table:table-cell>
          <table:table-cell table:number-columns-repeated="16366"/>
        </table:table-row>
        <table:table-row table:style-name="ro1">
          <table:table-cell table:number-columns-repeated="11"/>
          <table:table-cell table:style-name="ce4"/>
          <table:table-cell table:number-columns-repeated="16370"/>
        </table:table-row>
        <table:table-row table:style-name="ro1">
          <table:table-cell table:style-name="ce1" office:value-type="string" calcext:value-type="string" table:number-columns-spanned="1" table:number-rows-spanned="3">
            <text:p>power</text:p>
          </table:table-cell>
          <table:table-cell office:value-type="string" calcext:value-type="string">
            <text:p>high side switch - AP228X4AW5-7</text:p>
          </table:table-cell>
          <table:table-cell table:style-name="ce7" office:value-type="currency" office:currency="EUR" office:value="0.44" calcext:value-type="currency">
            <text:p>0,44 €</text:p>
          </table:table-cell>
          <table:table-cell office:value-type="float" office:value="0" calcext:value-type="float">
            <text:p>0</text:p>
          </table:table-cell>
          <table:table-cell table:style-name="ce7" table:formula="of:=[.D15]*[.C15]" office:value-type="currency" office:currency="EUR" office:value="0" calcext:value-type="currency">
            <text:p>0,00 €</text:p>
          </table:table-cell>
          <table:table-cell table:formula="of:=[.$F$4]*[.D15]" office:value-type="float" office:value="0" calcext:value-type="float">
            <text:p>0</text:p>
          </table:table-cell>
          <table:table-cell table:style-name="ce7" table:formula="of:=IF([.F15]=0;0;IF([.F15]&lt;1;[.C15];[.F15]*[.C15]))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table:formula="of:=[.F15]-[.J15]" office:value-type="float" office:value="0" calcext:value-type="float">
            <text:p>0</text:p>
          </table:table-cell>
          <table:table-cell office:value-type="string" calcext:value-type="string">
            <text:p>led strip power control</text:p>
          </table:table-cell>
          <table:table-cell office:value-type="string" calcext:value-type="string">
            <text:p>combine with QT Py ESP32-S3</text:p>
          </table:table-cell>
          <table:table-cell office:value-type="string" calcext:value-type="string">
            <text:p><text:a xlink:href="https://electronics.stackexchange.com/questions/664527/irlml9301pbf-as-high-side-switching-for-5-v-2-a-load-from-a-3-3-v-uc" xlink:type="simple">discussion for high side switch</text:a></text:p>
          </table:table-cell>
          <table:table-cell office:value-type="string" calcext:value-type="string">
            <text:p><text:a xlink:href="https://www.mouser.de/ProductDetail/Diodes-Incorporated/AP22814BW5-7?qs=lqAf%2FiVYw9gFAqm%252B3YvdqA%3D%3D" xlink:type="simple">https://www.mouser.de/ProductDetail/Diodes-Incorporated/AP22814BW5-7?qs=lqAf%2FiVYw9gFAqm%252B3YvdqA%3D%3D</text:a></text:p>
          </table:table-cell>
          <table:table-cell table:number-columns-repeated="16366"/>
        </table:table-row>
        <table:table-row table:style-name="ro1">
          <table:covered-table-cell/>
          <table:table-cell office:value-type="string" calcext:value-type="string">
            <text:p>ADILIFT Kurzes Typ C Kabel 0.2M 3A USB A auf USB C</text:p>
          </table:table-cell>
          <table:table-cell office:value-type="currency" office:currency="EUR" office:value="7.7" calcext:value-type="currency">
            <text:p>7,70 €</text:p>
          </table:table-cell>
          <table:table-cell office:value-type="float" office:value="0.2" calcext:value-type="float">
            <text:p>0,2</text:p>
          </table:table-cell>
          <table:table-cell table:formula="of:=[.D16]*[.C16]" office:value-type="currency" office:currency="EUR" office:value="1.54" calcext:value-type="currency">
            <text:p>1,54 €</text:p>
          </table:table-cell>
          <table:table-cell table:formula="of:=[.$F$4]*[.D16]" office:value-type="float" office:value="2.4" calcext:value-type="float">
            <text:p>2,4</text:p>
          </table:table-cell>
          <table:table-cell table:formula="of:=IF([.F16]=0;0;IF([.F16]&lt;1;[.C16];[.F16]*[.C16]))" office:value-type="currency" office:currency="EUR" office:value="18.48" calcext:value-type="currency">
            <text:p>18,48 €</text:p>
          </table:table-cell>
          <table:table-cell table:number-columns-repeated="4"/>
          <table:table-cell table:style-name="ce4" table:formula="of:=[.F16]-[.J16]" office:value-type="float" office:value="2.4" calcext:value-type="float">
            <text:p>2,4</text:p>
          </table:table-cell>
          <table:table-cell office:value-type="string" calcext:value-type="string">
            <text:p>powerbank - controller</text:p>
          </table:table-cell>
          <table:table-cell table:number-columns-repeated="2"/>
          <table:table-cell office:value-type="string" calcext:value-type="string">
            <text:p>https://www.amazon.de/dp/B08QM7MY26/?th=1</text:p>
          </table:table-cell>
          <table:table-cell table:number-columns-repeated="16366"/>
        </table:table-row>
        <table:table-row table:style-name="ro1">
          <table:covered-table-cell/>
          <table:table-cell office:value-type="string" calcext:value-type="string">
            <text:p>schalter?!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EUR" office:value="1" calcext:value-type="currency">
            <text:p>1,00 €</text:p>
          </table:table-cell>
          <table:table-cell table:formula="of:=[.$F$4]*[.D17]" office:value-type="float" office:value="12" calcext:value-type="float">
            <text:p>12</text:p>
          </table:table-cell>
          <table:table-cell table:formula="of:=IF([.F17]=0;0;IF([.F17]&lt;1;[.C17];[.F17]*[.C17]))" office:value-type="currency" office:currency="EUR" office:value="12" calcext:value-type="currency">
            <text:p>12,00 €</text:p>
          </table:table-cell>
          <table:table-cell table:number-columns-repeated="4"/>
          <table:table-cell table:style-name="ce4" table:formula="of:=[.F17]-[.J17]"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4"/>
          <table:table-cell table:number-columns-repeated="16370"/>
        </table:table-row>
        <table:table-row table:style-name="ro1">
          <table:table-cell office:value-type="string" calcext:value-type="string">
            <text:p>gehäuse</text:p>
          </table:table-cell>
          <table:table-cell office:value-type="string" calcext:value-type="string">
            <text:p>holz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10" calcext:value-type="currency">
            <text:p>10,00 €</text:p>
          </table:table-cell>
          <table:table-cell table:formula="of:=[.$F$4]*[.D19]" office:value-type="float" office:value="12" calcext:value-type="float">
            <text:p>12</text:p>
          </table:table-cell>
          <table:table-cell table:formula="of:=IF([.F19]&lt;1;[.C19];[.F19]*[.C19])" office:value-type="currency" office:currency="EUR" office:value="120" calcext:value-type="currency">
            <text:p>120,00 €</text:p>
          </table:table-cell>
          <table:table-cell table:number-columns-repeated="4"/>
          <table:table-cell table:style-name="ce4"/>
          <table:table-cell office:value-type="string" calcext:value-type="string">
            <text:p>ToDo: designed &amp; construct</text:p>
          </table:table-cell>
          <table:table-cell office:value-type="string" calcext:value-type="string">
            <text:p>CWWH: persönllicher Kontakt</text:p>
          </table:table-cell>
          <table:table-cell table:style-name="ce8" office:value-type="string" calcext:value-type="string">
            <text:p>diese machen auch Lasern auch Aufttragsarbeiten..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3">
          <table:table-cell table:number-columns-repeated="11"/>
          <table:table-cell table:style-name="ce4"/>
          <table:table-cell table:number-columns-repeated="16370"/>
        </table:table-row>
        <table:table-row table:style-name="ro1" table:number-rows-repeated="26">
          <table:table-cell table:number-columns-repeated="11"/>
          <table:table-cell table:style-name="ce5"/>
          <table:table-cell table:number-columns-repeated="16370"/>
        </table:table-row>
        <table:table-row table:style-name="ro1" table:number-rows-repeated="1048526">
          <table:table-cell table:number-columns-repeated="16382"/>
        </table:table-row>
        <table:table-row table:style-name="ro2">
          <table:table-cell table:number-columns-repeated="16382"/>
        </table:table-row>
        <table:table-row table:style-name="ro2">
          <table:table-cell table:number-columns-repeated="16382"/>
        </table:table-row>
        <calcext:conditional-formats>
          <calcext:conditional-format calcext:target-range-address="Sheet1.L5:Sheet1.L48">
            <calcext:condition calcext:apply-style-name="Bad" calcext:value="&gt;0" calcext:base-cell-address="Sheet1.L5"/>
            <calcext:condition calcext:apply-style-name="Good" calcext:value="formula-is(AND([.L5]&lt;=0;ISNUMBER([.L5])))" calcext:base-cell-address="Sheet1.L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lock" svg:font-family="Overlock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2.2$Linux_X86_64 LibreOffice_project/50$Build-2</meta:generator>
    <dc:date>2023-05-08T21:57:46.046959779</dc:date>
    <dc:creator>Stefan Krüger</dc:creator>
    <meta:editing-duration>P3DT1H15M27S</meta:editing-duration>
    <meta:editing-cycles>159</meta:editing-cycles>
    <meta:document-statistic meta:table-count="1" meta:cell-count="172" meta:object-count="0"/>
  </office:meta>
</office:document-meta>
</file>